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d255"/>
    </style:style>
    <style:style style:name="gr2" style:family="graphic" style:parent-style-name="standard">
      <style:graphic-properties svg:stroke-width="0.001cm" svg:stroke-color="#805d00" draw:fill="none" draw:fill-color="#ffffff" fo:padding-top="-0.049cm" fo:padding-bottom="-0.049cm" fo:padding-left="-0.049cm" fo:padding-right="-0.049cm"/>
    </style:style>
  </office:automatic-styles>
  <office:body>
    <office:drawing>
      <draw:page draw:name="page1" draw:style-name="dp1" draw:master-page-name="Default">
        <draw:g>
          <draw:glue-point draw:id="4" svg:x="-0.989cm" svg:y="-5cm"/>
          <draw:glue-point draw:id="5" svg:x="0.708cm" svg:y="-5cm"/>
          <draw:glue-point draw:id="6" svg:x="-3.871cm" svg:y="5cm"/>
          <draw:glue-point draw:id="7" svg:x="3.871cm" svg:y="5cm"/>
          <draw:glue-point draw:id="8" svg:x="-5cm" svg:y="-0.324cm"/>
          <draw:glue-point draw:id="9" svg:x="5cm" svg:y="-0.295cm"/>
          <draw:glue-point draw:id="10" svg:x="-0.047cm" svg:y="-0.103cm"/>
          <draw:polygon draw:style-name="gr1" draw:layer="layout" svg:width="1.066cm" svg:height="1.668cm" svg:x="0cm" svg:y="0.326cm" svg:viewBox="0 0 1067 1669" draw:points="18,609 42,615 0,696 0,727 54,757 78,751 127,653 145,665 217,492 315,326 345,474 224,1139 339,1139 308,1496 260,1558 187,1583 121,1613 121,1669 254,1669 351,1626 339,1669 387,1669 411,1619 411,1539 454,1385 497,1139 569,1139 612,1385 654,1533 654,1619 678,1669 727,1669 709,1626 812,1669 946,1669 946,1613 879,1583 806,1558 758,1496 721,1139 842,1139 721,474 751,326 848,492 915,671 933,653 982,751 1006,757 1067,727 1067,696 1024,615 1048,615 939,412 818,160 781,104 733,86 606,68 575,0 454,0 448,68 332,86 284,104 254,148 121,425">
            <text:p/>
          </draw:polygon>
          <draw:polygon draw:style-name="gr1" draw:layer="layout" svg:width="1.066cm" svg:height="1.668cm" svg:x="0.006cm" svg:y="0.332cm" svg:viewBox="0 0 1067 1669" draw:points="18,609 42,615 0,695 0,726 54,757 78,751 126,652 145,664 218,492 314,326 345,474 224,1139 339,1139 309,1496 260,1557 187,1582 121,1613 121,1669 254,1669 351,1625 339,1669 388,1669 412,1619 412,1539 454,1385 497,1139 569,1139 612,1385 654,1533 654,1619 679,1669 727,1669 709,1625 812,1669 945,1669 945,1613 879,1582 806,1557 757,1496 721,1139 842,1139 721,474 752,326 848,492 915,671 933,652 982,751 1006,757 1067,726 1067,695 1024,615 1049,615 940,412 818,160 782,104 733,85 606,67 575,0 454,0 448,67 333,85 284,104 254,147 121,424">
            <text:p/>
          </draw:polygon>
          <draw:path draw:style-name="gr2" draw:layer="layout" svg:width="1.064cm" svg:height="1.668cm" svg:x="0.008cm" svg:y="0.332cm" svg:viewBox="0 0 1065 1669" svg:d="m16 609 24 6-40 76zm0 36 52 30 24-6 48-99 19 12 73-172 96-166 31 148-121 665h115l-30 357-49 61-73 25-66 31v56h133l97-44-12 44h49l24-50v-80l42-154 43-246h72l43 246 42 148v86l25 50h48l-18-44 103 44h133v-56l-66-31-73-25-49-61-36-357h121l-121-665 31-148 96 166 67 179 18-19 49 99 24 6 61-31v-31l-43-80h25l-109-203-122-252-36-56-49-19-127-18-31-67h-121l-6 67-115 18-49 19-30 43-133 277-103 185zm0 0z">
            <text:p/>
          </draw:path>
          <draw:polygon draw:style-name="gr1" draw:layer="layout" svg:width="0.327cm" svg:height="0.388cm" svg:x="0.351cm" svg:y="0cm" svg:viewBox="0 0 328 389" draw:points="230,12 212,6 176,0 158,0 127,6 103,12 78,24 66,43 54,67 42,98 36,123 36,153 30,178 18,234 30,271 24,296 18,326 5,351 0,364 12,376 36,382 54,376 66,376 103,389 109,364 109,345 109,326 121,345 127,358 139,358 158,364 176,370 194,364 200,364 218,358 218,345 230,333 230,364 236,382 236,389 255,389 279,389 298,376 316,358 328,345 322,321 316,308 322,271 328,221 328,185 316,153 316,110 310,85 298,49 279,36 261,24 249,18 230,24">
            <text:p/>
          </draw:polygon>
          <draw:polygon draw:style-name="gr1" draw:layer="layout" svg:width="0.327cm" svg:height="0.388cm" svg:x="0.357cm" svg:y="0.006cm" svg:viewBox="0 0 328 389" draw:points="230,12 212,5 176,0 157,0 127,5 103,12 78,24 66,43 54,67 42,98 36,123 36,154 30,179 18,234 30,271 24,296 18,327 6,352 0,364 12,376 36,382 54,376 66,376 103,389 109,364 109,345 109,327 121,345 127,357 139,357 157,364 176,370 193,364 200,364 218,357 218,345 230,333 230,364 236,382 236,389 255,389 279,389 297,376 315,357 328,345 321,320 315,308 321,271 328,222 328,185 315,154 315,110 309,86 297,49 279,36 261,24 248,18 230,24">
            <text:p/>
          </draw:polygon>
          <draw:polygon draw:style-name="gr2" draw:layer="layout" svg:width="0.327cm" svg:height="0.388cm" svg:x="0.357cm" svg:y="0.006cm" svg:viewBox="0 0 328 389" draw:points="230,12 212,5 176,0 157,0 127,5 103,12 78,24 66,43 54,67 42,98 36,123 36,154 30,179 18,234 30,271 24,296 18,327 6,352 0,364 12,376 36,382 54,376 66,376 103,389 109,364 109,345 109,327 121,345 127,357 139,357 157,364 176,370 193,364 200,364 218,357 218,345 230,333 230,364 236,382 236,389 255,389 279,389 297,376 315,357 328,345 321,320 315,308 321,271 328,222 328,185 315,154 315,110 309,86 297,49 279,36 261,24 248,18 230,2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oman gold</dc:title>
    <meta:creation-date>2011-02-07T16:41:39</meta:creation-date>
    <meta:editing-duration>P0D</meta:editing-duration>
    <meta:editing-cycles>1</meta:editing-cycles>
    <meta:document-statistic meta:object-count="7"/>
    <meta:generator>OpenOffice.org/3.3$Linux OpenOffice.org_project/330m20$Build-9567</meta:generator>
  </office:meta>
</office:document-meta>
</file>